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Liberation Serif" svg:font-family="Liberation Serif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0416in" fo:margin-bottom="0.0416in"/>
      <style:text-properties style:font-name="Liberation Serif"/>
    </style:style>
    <style:style style:name="P2" style:parent-style-name="Standard" style:family="paragraph">
      <style:paragraph-properties fo:widows="0" fo:orphans="0" fo:margin-bottom="0in" fo:line-height="100%"/>
    </style:style>
    <style:style style:name="T3" style:parent-style-name="DefaultParagraphFont" style:family="text">
      <style:text-properties style:font-name="Liberation Serif" fo:font-size="12pt" style:font-size-asian="12pt" style:font-size-complex="12pt"/>
    </style:style>
    <style:style style:name="T4" style:parent-style-name="DefaultParagraphFont" style:family="text">
      <style:text-properties style:font-name="Liberation Serif" fo:font-size="12pt" style:font-size-asian="12pt" style:font-size-complex="12pt"/>
    </style:style>
    <style:style style:name="T5" style:parent-style-name="DefaultParagraphFont" style:family="text">
      <style:text-properties style:font-name="Liberation Serif" fo:font-size="15pt" style:font-size-asian="15pt" style:font-size-complex="15pt"/>
    </style:style>
    <style:style style:name="P6" style:parent-style-name="Standard" style:family="paragraph">
      <style:paragraph-properties fo:text-align="center" fo:margin-top="0.0416in" fo:margin-bottom="0.0416in"/>
      <style:text-properties style:font-name="Liberation Serif"/>
    </style:style>
    <style:style style:name="P7" style:parent-style-name="Standard" style:family="paragraph">
      <style:paragraph-properties fo:text-align="center" fo:margin-top="0.0416in" fo:margin-bottom="0.0416in"/>
      <style:text-properties style:font-name="Liberation Serif"/>
    </style:style>
    <style:style style:name="TableColumn9" style:family="table-column">
      <style:table-column-properties style:column-width="0.784in" style:use-optimal-column-width="false"/>
    </style:style>
    <style:style style:name="TableColumn10" style:family="table-column">
      <style:table-column-properties style:column-width="6.4701in" style:use-optimal-column-width="false"/>
    </style:style>
    <style:style style:name="Table8" style:family="table">
      <style:table-properties style:width="7.2541in" fo:margin-left="0.0069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in" fo:padding-left="0.068in" fo:padding-bottom="0in" fo:padding-right="0.075in"/>
    </style:style>
    <style:style style:name="P13" style:parent-style-name="Standard" style:family="paragraph">
      <style:paragraph-properties fo:widows="0" fo:orphans="0" fo:margin-bottom="0in" fo:line-height="100%"/>
      <style:text-properties style:font-name="Liberation Serif" fo:font-weight="bold" style:font-weight-asian="bold" style:font-weight-complex="bold"/>
    </style:style>
    <style:style style:name="TableRow14" style:family="table-row">
      <style:table-row-properties style:min-row-height="0.1291in" style:use-optimal-row-height="false"/>
    </style:style>
    <style:style style:name="TableCell15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68in" fo:padding-bottom="0in" fo:padding-right="0.075in"/>
    </style:style>
    <style:style style:name="P16" style:parent-style-name="Standard" style:family="paragraph">
      <style:paragraph-properties fo:widows="0" fo:orphans="0" fo:margin-bottom="0in" fo:line-height="100%"/>
      <style:text-properties style:font-name="Liberation Serif" fo:font-weight="bold" style:font-weight-asian="bold" style:font-weight-complex="bold"/>
    </style:style>
    <style:style style:name="TableCell17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68in" fo:padding-bottom="0in" fo:padding-right="0.075in"/>
    </style:style>
    <style:style style:name="P18" style:parent-style-name="Standard" style:family="paragraph">
      <style:paragraph-properties fo:widows="0" fo:orphans="0" fo:margin-bottom="0in" fo:line-height="100%"/>
    </style:style>
    <style:style style:name="T19" style:parent-style-name="DefaultParagraphFont" style:family="text">
      <style:text-properties style:font-name="Liberation Serif" fo:font-style="italic" style:font-style-asian="italic" style:font-style-complex="italic" fo:font-size="12pt" style:font-size-asian="12pt" style:font-size-complex="12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68in" fo:padding-bottom="0in" fo:padding-right="0.075in"/>
    </style:style>
    <style:style style:name="P22" style:parent-style-name="Standard" style:family="paragraph">
      <style:paragraph-properties fo:widows="0" fo:orphans="0" fo:margin-bottom="0in" fo:line-height="100%"/>
      <style:text-properties style:font-name="Liberation Serif" fo:font-weight="bold" style:font-weight-asian="bold" style:font-weight-complex="bold"/>
    </style:style>
    <style:style style:name="TableCell23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68in" fo:padding-bottom="0in" fo:padding-right="0.075in"/>
    </style:style>
    <style:style style:name="P24" style:parent-style-name="Standard" style:family="paragraph">
      <style:paragraph-properties fo:widows="0" fo:orphans="0" fo:margin-bottom="0in" fo:line-height="100%"/>
    </style:style>
    <style:style style:name="T25" style:parent-style-name="DefaultParagraphFont" style:family="text">
      <style:text-properties style:font-name="Liberation Serif" fo:font-style="italic" style:font-style-asian="italic" style:font-style-complex="italic" fo:font-size="12pt" style:font-size-asian="12pt" style:font-size-complex="12pt"/>
    </style:style>
    <style:style style:name="P26" style:parent-style-name="Textbody" style:family="paragraph">
      <style:paragraph-properties fo:margin-left="0in" fo:text-indent="0in">
        <style:tab-stops/>
      </style:paragraph-properties>
      <style:text-properties style:font-name="Liberation Serif" fo:font-weight="bold" style:font-weight-asian="bold" style:font-weight-complex="bold" fo:font-size="13pt" style:font-size-asian="13pt" style:font-size-complex="13pt"/>
    </style:style>
    <style:style style:name="P27" style:parent-style-name="Textbody" style:family="paragraph">
      <style:paragraph-properties fo:margin-left="0in" fo:text-indent="0in">
        <style:tab-stops/>
      </style:paragraph-properties>
    </style:style>
    <style:style style:name="T28" style:parent-style-name="DefaultParagraphFont" style:family="text">
      <style:text-properties style:font-name="Liberation Serif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9" style:parent-style-name="Textbody" style:family="paragraph">
      <style:paragraph-properties fo:margin-left="0in" fo:text-indent="0in">
        <style:tab-stops/>
      </style:paragraph-properties>
    </style:style>
    <style:style style:name="T30" style:parent-style-name="DefaultParagraphFont" style:family="text">
      <style:text-properties style:font-name="Liberation Serif"/>
    </style:style>
    <style:style style:name="T31" style:parent-style-name="DefaultParagraphFont" style:family="text">
      <style:text-properties style:font-name="Liberation Serif"/>
    </style:style>
    <style:style style:name="T32" style:parent-style-name="DefaultParagraphFont" style:family="text">
      <style:text-properties style:font-name="Liberation Serif" fo:font-weight="bold" style:font-weight-asian="bold" style:font-weight-complex="bold"/>
    </style:style>
    <style:style style:name="T33" style:parent-style-name="DefaultParagraphFont" style:family="text">
      <style:text-properties style:font-name="Liberation Serif"/>
    </style:style>
    <style:style style:name="T34" style:parent-style-name="Policepardéfaut" style:family="text">
      <style:text-properties style:font-name="Liberation Serif"/>
    </style:style>
    <style:style style:name="T35" style:parent-style-name="Policepardéfaut" style:family="text">
      <style:text-properties style:font-name="Liberation Serif" fo:font-style="italic" style:font-style-asian="italic" style:font-style-complex="italic"/>
    </style:style>
    <style:style style:name="T36" style:parent-style-name="Policepardéfaut" style:family="text">
      <style:text-properties style:font-name="Liberation Serif"/>
    </style:style>
    <style:style style:name="T37" style:parent-style-name="DefaultParagraphFont" style:family="text">
      <style:text-properties style:font-name="Liberation Serif"/>
    </style:style>
    <style:style style:name="P38" style:parent-style-name="Textbody" style:family="paragraph">
      <style:text-properties style:font-name="Liberation Serif"/>
    </style:style>
    <style:style style:name="P39" style:parent-style-name="Textbody" style:family="paragraph">
      <style:text-properties style:font-name="Liberation Serif"/>
    </style:style>
    <style:style style:name="P40" style:parent-style-name="Textbody" style:family="paragraph">
      <style:text-properties style:font-name="Liberation Serif"/>
    </style:style>
    <style:style style:name="P41" style:parent-style-name="Textbody" style:family="paragraph">
      <style:text-properties style:font-name="Liberation Serif"/>
    </style:style>
    <style:style style:name="P42" style:parent-style-name="Textbody" style:family="paragraph">
      <style:paragraph-properties fo:margin-left="0in" fo:text-indent="0in">
        <style:tab-stops>
          <style:tab-stop style:type="left" style:position="0.6875in"/>
        </style:tab-stops>
      </style:paragraph-properties>
    </style:style>
    <style:style style:name="T43" style:parent-style-name="DefaultParagraphFont" style:family="text">
      <style:text-properties style:font-name="Liberation Serif"/>
    </style:style>
    <style:style style:name="T44" style:parent-style-name="DefaultParagraphFont" style:family="text">
      <style:text-properties style:font-name="Liberation Serif" fo:font-weight="bold" style:font-weight-asian="bold" style:font-weight-complex="bold"/>
    </style:style>
    <style:style style:name="T45" style:parent-style-name="DefaultParagraphFont" style:family="text">
      <style:text-properties style:font-name="Liberation Serif"/>
    </style:style>
    <style:style style:name="T46" style:parent-style-name="DefaultParagraphFont" style:family="text">
      <style:text-properties style:font-name="Liberation Serif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font-name="Liberation Serif"/>
    </style:style>
    <style:style style:name="T48" style:parent-style-name="DefaultParagraphFont" style:family="text">
      <style:text-properties style:font-name="Liberation Serif"/>
    </style:style>
    <style:style style:name="T49" style:parent-style-name="DefaultParagraphFont" style:family="text">
      <style:text-properties style:font-name="Liberation Serif"/>
    </style:style>
    <style:style style:name="T50" style:parent-style-name="DefaultParagraphFont" style:family="text">
      <style:text-properties style:font-name="Liberation Serif"/>
    </style:style>
    <style:style style:name="P51" style:parent-style-name="Textbody" style:family="paragraph">
      <style:paragraph-properties fo:margin-left="0in" fo:text-indent="0in">
        <style:tab-stops/>
      </style:paragraph-properties>
      <style:text-properties style:font-name="Liberation Serif"/>
    </style:style>
    <style:style style:name="P52" style:parent-style-name="Textbody" style:family="paragraph">
      <style:text-properties style:font-name="Liberation Serif"/>
    </style:style>
    <style:style style:name="P53" style:parent-style-name="Textbody" style:list-style-name="WWNum2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55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56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57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58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59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60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61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62" style:parent-style-name="Textbody" style:list-style-name="WWNum2" style:family="paragraph"/>
    <style:style style:name="T63" style:parent-style-name="DefaultParagraphFont" style:family="text">
      <style:text-properties style:font-name="Liberation Serif" fo:font-weight="bold" style:font-weight-asian="bold" style:font-weight-complex="bold"/>
    </style:style>
    <style:style style:name="T64" style:parent-style-name="DefaultParagraphFont" style:family="text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6" style:parent-style-name="Textbody" style:family="paragraph">
      <style:text-properties style:font-name="Liberation Serif" fo:font-weight="bold" style:font-weight-asian="bold" style:font-weight-complex="bold"/>
    </style:style>
    <style:style style:name="P67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68" style:parent-style-name="Textbody" style:family="paragraph">
      <style:text-properties style:font-name="Liberation Serif"/>
    </style:style>
    <style:style style:name="P69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70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71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72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73" style:parent-style-name="Textbody" style:family="paragraph">
      <style:text-properties style:font-name="Liberation Serif"/>
    </style:style>
    <style:style style:name="P74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75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76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77" style:parent-style-name="Textbody" style:family="paragraph">
      <style:paragraph-properties fo:margin-left="0.652in" fo:text-indent="0in">
        <style:tab-stops/>
      </style:paragraph-properties>
      <style:text-properties style:font-name="Liberation Serif"/>
    </style:style>
    <style:style style:name="P78" style:parent-style-name="Subtitle" style:family="paragraph">
      <style:paragraph-properties fo:break-before="page"/>
    </style:style>
    <style:style style:name="T7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81" style:parent-style-name="Standard" style:family="paragraph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82" style:parent-style-name="Standard" style:family="paragraph">
      <style:paragraph-properties fo:line-height="100%"/>
      <style:text-properties style:font-name="Liberation Serif" fo:font-style="italic" style:font-style-asian="italic" style:font-style-complex="italic"/>
    </style:style>
    <style:style style:name="P83" style:parent-style-name="Standard" style:family="paragraph">
      <style:paragraph-properties fo:line-height="100%"/>
      <style:text-properties style:font-name="Liberation Serif"/>
    </style:style>
    <style:style style:name="P84" style:parent-style-name="Standard" style:list-style-name="LFO11" style:family="paragraph">
      <style:paragraph-properties fo:line-height="100%"/>
      <style:text-properties style:font-name="Liberation Serif"/>
    </style:style>
    <style:style style:name="P85" style:parent-style-name="Standard" style:list-style-name="LFO11" style:family="paragraph">
      <style:paragraph-properties fo:line-height="100%"/>
      <style:text-properties style:font-name="Liberation Serif"/>
    </style:style>
    <style:style style:name="P86" style:parent-style-name="Standard" style:list-style-name="LFO11" style:family="paragraph">
      <style:paragraph-properties fo:line-height="100%"/>
      <style:text-properties style:font-name="Liberation Serif"/>
    </style:style>
    <style:style style:name="P87" style:parent-style-name="Standard" style:list-style-name="LFO11" style:family="paragraph">
      <style:paragraph-properties fo:line-height="100%"/>
      <style:text-properties style:font-name="Liberation Serif"/>
    </style:style>
    <style:style style:name="P88" style:parent-style-name="Standard" style:list-style-name="LFO11" style:family="paragraph">
      <style:paragraph-properties fo:line-height="100%"/>
      <style:text-properties style:font-name="Liberation Serif"/>
    </style:style>
    <style:style style:name="P89" style:parent-style-name="Standard" style:list-style-name="LFO11" style:family="paragraph">
      <style:paragraph-properties fo:line-height="100%"/>
      <style:text-properties style:font-name="Liberation Serif"/>
    </style:style>
    <style:style style:name="P90" style:parent-style-name="Standard" style:list-style-name="LFO11" style:family="paragraph">
      <style:paragraph-properties fo:line-height="100%"/>
      <style:text-properties style:font-name="Liberation Serif"/>
    </style:style>
    <style:style style:name="P91" style:parent-style-name="Standard" style:list-style-name="LFO11" style:family="paragraph">
      <style:paragraph-properties fo:line-height="100%"/>
      <style:text-properties style:font-name="Liberation Serif"/>
    </style:style>
    <style:style style:name="P92" style:parent-style-name="Standard" style:list-style-name="LFO11" style:family="paragraph">
      <style:paragraph-properties fo:line-height="100%"/>
      <style:text-properties style:font-name="Liberation Serif"/>
    </style:style>
    <style:style style:name="P93" style:parent-style-name="Standard" style:family="paragraph">
      <style:paragraph-properties fo:line-height="100%"/>
      <style:text-properties style:font-name="Liberation Serif"/>
    </style:style>
    <style:style style:name="P94" style:parent-style-name="Standard" style:family="paragraph">
      <style:paragraph-properties fo:line-height="100%"/>
      <style:text-properties style:font-name="Liberation Serif"/>
    </style:style>
    <style:style style:name="P95" style:parent-style-name="Standard" style:family="paragraph">
      <style:paragraph-properties fo:line-height="100%"/>
      <style:text-properties style:font-name="Liberation Serif"/>
    </style:style>
    <style:style style:name="P96" style:parent-style-name="Standard" style:family="paragraph">
      <style:paragraph-properties fo:line-height="100%"/>
      <style:text-properties style:font-name="Liberation Serif"/>
    </style:style>
    <style:style style:name="P97" style:parent-style-name="Standard" style:family="paragraph">
      <style:paragraph-properties fo:line-height="100%"/>
      <style:text-properties style:font-name="Liberation Serif"/>
    </style:style>
    <style:style style:name="P98" style:parent-style-name="Standard" style:family="paragraph">
      <style:paragraph-properties fo:line-height="100%"/>
      <style:text-properties style:font-name="Liberation Serif"/>
    </style:style>
    <style:style style:name="P99" style:parent-style-name="Standard" style:family="paragraph">
      <style:paragraph-properties fo:line-height="100%"/>
      <style:text-properties style:font-name="Liberation Serif"/>
    </style:style>
    <style:style style:name="P100" style:parent-style-name="Standard" style:family="paragraph">
      <style:paragraph-properties fo:line-height="100%"/>
      <style:text-properties style:font-name="Liberation Serif"/>
    </style:style>
    <style:style style:name="P101" style:parent-style-name="Standard" style:family="paragraph">
      <style:text-properties style:font-name="Liberation Serif"/>
    </style:style>
    <style:style style:name="P102" style:parent-style-name="ListParagraph" style:family="paragraph">
      <style:paragraph-properties fo:margin-left="0in">
        <style:tab-stops/>
      </style:paragraph-properties>
      <style:text-properties style:font-name="Liberation Serif"/>
    </style:style>
    <style:style style:name="T103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104" style:parent-style-name="Standard" style:family="paragraph">
      <style:text-properties style:font-name="Liberation Serif"/>
    </style:style>
    <style:style style:name="P105" style:parent-style-name="Standard" style:family="paragraph">
      <style:paragraph-properties fo:line-height="100%"/>
    </style:style>
    <style:style style:name="T106" style:parent-style-name="DefaultParagraphFont" style:family="text">
      <style:text-properties style:font-name="Liberation Serif" fo:font-style="italic" style:font-style-asian="italic" style:font-style-complex="italic"/>
    </style:style>
    <style:style style:name="P107" style:parent-style-name="Standard" style:family="paragraph">
      <style:paragraph-properties fo:line-height="100%"/>
      <style:text-properties style:font-name="Liberation Serif"/>
    </style:style>
    <style:style style:name="P108" style:parent-style-name="Standard" style:list-style-name="LFO11" style:family="paragraph">
      <style:paragraph-properties fo:line-height="100%"/>
      <style:text-properties style:font-name="Liberation Serif"/>
    </style:style>
    <style:style style:name="P109" style:parent-style-name="Standard" style:list-style-name="LFO11" style:family="paragraph">
      <style:paragraph-properties fo:line-height="100%"/>
      <style:text-properties style:font-name="Liberation Serif"/>
    </style:style>
    <style:style style:name="P110" style:parent-style-name="Standard" style:list-style-name="LFO11" style:family="paragraph">
      <style:paragraph-properties fo:line-height="100%"/>
      <style:text-properties style:font-name="Liberation Serif"/>
    </style:style>
    <style:style style:name="P111" style:parent-style-name="Standard" style:list-style-name="LFO11" style:family="paragraph">
      <style:paragraph-properties fo:line-height="100%"/>
      <style:text-properties style:font-name="Liberation Serif"/>
    </style:style>
    <style:style style:name="P112" style:parent-style-name="Standard" style:list-style-name="LFO11" style:family="paragraph">
      <style:paragraph-properties fo:line-height="100%"/>
      <style:text-properties style:font-name="Liberation Serif"/>
    </style:style>
    <style:style style:name="P113" style:parent-style-name="Standard" style:list-style-name="LFO11" style:family="paragraph">
      <style:paragraph-properties fo:line-height="100%"/>
      <style:text-properties style:font-name="Liberation Serif"/>
    </style:style>
    <style:style style:name="P114" style:parent-style-name="Standard" style:list-style-name="LFO11" style:family="paragraph">
      <style:paragraph-properties fo:line-height="100%"/>
      <style:text-properties style:font-name="Liberation Serif"/>
    </style:style>
    <style:style style:name="P115" style:parent-style-name="Standard" style:list-style-name="LFO11" style:family="paragraph">
      <style:paragraph-properties fo:line-height="100%"/>
      <style:text-properties style:font-name="Liberation Serif"/>
    </style:style>
    <style:style style:name="P116" style:parent-style-name="Standard" style:list-style-name="LFO11" style:family="paragraph">
      <style:paragraph-properties fo:line-height="100%"/>
      <style:text-properties style:font-name="Liberation Serif"/>
    </style:style>
    <style:style style:name="P117" style:parent-style-name="Standard" style:list-style-name="LFO11" style:family="paragraph">
      <style:paragraph-properties fo:line-height="100%"/>
      <style:text-properties style:font-name="Liberation Serif"/>
    </style:style>
    <style:style style:name="P118" style:parent-style-name="Standard" style:list-style-name="LFO11" style:family="paragraph">
      <style:paragraph-properties fo:line-height="100%"/>
      <style:text-properties style:font-name="Liberation Serif"/>
    </style:style>
    <style:style style:name="P119" style:parent-style-name="Standard" style:family="paragraph">
      <style:paragraph-properties fo:line-height="100%"/>
      <style:text-properties style:font-name="Liberation Serif"/>
    </style:style>
    <style:style style:name="P120" style:parent-style-name="Standard" style:family="paragraph">
      <style:paragraph-properties fo:line-height="100%"/>
      <style:text-properties style:font-name="Liberation Serif"/>
    </style:style>
    <style:style style:name="P121" style:parent-style-name="Standard" style:family="paragraph">
      <style:paragraph-properties fo:line-height="100%"/>
      <style:text-properties style:font-name="Liberation Serif"/>
    </style:style>
    <style:style style:name="P122" style:parent-style-name="Standard" style:family="paragraph">
      <style:paragraph-properties fo:line-height="100%"/>
      <style:text-properties style:font-name="Liberation Serif"/>
    </style:style>
    <style:style style:name="P123" style:parent-style-name="Standard" style:family="paragraph">
      <style:paragraph-properties fo:line-height="100%"/>
      <style:text-properties style:font-name="Liberation Serif"/>
    </style:style>
    <style:style style:name="P124" style:parent-style-name="Standard" style:family="paragraph">
      <style:paragraph-properties fo:line-height="100%"/>
      <style:text-properties style:font-name="Liberation Serif"/>
    </style:style>
    <style:style style:name="P125" style:parent-style-name="Standard" style:family="paragraph">
      <style:paragraph-properties fo:line-height="100%"/>
      <style:text-properties style:font-name="Liberation Serif"/>
    </style:style>
    <style:style style:name="P126" style:parent-style-name="Standard" style:family="paragraph">
      <style:paragraph-properties fo:line-height="100%"/>
    </style:style>
    <style:style style:name="T127" style:parent-style-name="DefaultParagraphFont" style:family="text">
      <style:text-properties style:font-name="Liberation Serif"/>
    </style:style>
    <style:style style:name="T128" style:parent-style-name="DefaultParagraphFont" style:family="text">
      <style:text-properties style:font-name="Liberation Serif"/>
    </style:style>
    <style:style style:name="P129" style:parent-style-name="Standard" style:family="paragraph">
      <style:text-properties style:font-name="Liberation Serif" fo:color="#000000" fo:font-size="12pt" style:font-size-asian="12pt" style:font-size-complex="12pt"/>
    </style:style>
    <style:style style:name="T130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style:font-name="Liberation Serif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line-height="100%"/>
    </style:style>
    <style:style style:name="T133" style:parent-style-name="DefaultParagraphFont" style:family="text">
      <style:text-properties style:font-name="Liberation Serif"/>
    </style:style>
    <style:style style:name="T134" style:parent-style-name="DefaultParagraphFont" style:family="text">
      <style:text-properties style:font-name="Liberation Serif" fo:font-style="italic" style:font-style-asian="italic" style:font-style-complex="italic"/>
    </style:style>
    <style:style style:name="P135" style:parent-style-name="Standard" style:family="paragraph">
      <style:text-properties style:font-name="Liberation Serif"/>
    </style:style>
    <style:style style:name="P136" style:parent-style-name="Standard" style:family="paragraph">
      <style:text-properties style:font-name="Liberation Serif"/>
    </style:style>
    <style:style style:name="P137" style:parent-style-name="Standard" style:family="paragraph">
      <style:text-properties style:font-name="Liberation Serif"/>
    </style:style>
    <style:style style:name="P138" style:parent-style-name="Standard" style:family="paragraph">
      <style:text-properties style:font-name="Liberation Serif"/>
    </style:style>
  </office:automatic-styles>
  <office:body>
    <office:text text:use-soft-page-breaks="true">
      <text:p text:style-name="P1"/>
      <text:p text:style-name="P2"><text:span text:style-name="T3">NSI Projet <text:s/> . . . . . . . . . . . . . . . . . . . . . . . . . . . . .<text:s/></text:span><text:span text:style-name="T4"><text:line-break/></text:span><text:span text:style-name="T5">Compte Rendu de groupe</text:span></text:p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2">
            <text:p text:style-name="P13">Elève du Groupe</text:p>
          </table:table-cell>
          <table:covered-table-cell/>
        </table:table-row>
        <table:table-row table:style-name="TableRow14">
          <table:table-cell table:style-name="TableCell15">
            <text:p text:style-name="P16">Elève 1</text:p>
          </table:table-cell>
          <table:table-cell table:style-name="TableCell17">
            <text:p text:style-name="P18"><text:span text:style-name="T19"> Florent Charrier Duval</text:span></text:p>
          </table:table-cell>
        </table:table-row>
        <table:table-row table:style-name="TableRow20">
          <table:table-cell table:style-name="TableCell21">
            <text:p text:style-name="P22">Elève 2</text:p>
          </table:table-cell>
          <table:table-cell table:style-name="TableCell23">
            <text:p text:style-name="P24"><text:span text:style-name="T25"> Ambroise Berenger</text:span></text:p>
          </table:table-cell>
        </table:table-row>
      </table:table>
      <text:p text:style-name="P26"/>
      <text:p text:style-name="P27"><text:span text:style-name="T28">Consignes</text:span></text:p>
      <text:p text:style-name="P29"><text:span text:style-name="T30"><text:line-break/></text:span><text:span text:style-name="T31">Avant de rendre le code de votre projet, vous veillerez à ce que celui-ci respecte<text:s/></text:span><text:span text:style-name="T32">les bonnes pratiques</text:span><text:span text:style-name="T33"><text:s/>python<text:s/></text:span><text:span text:style-name="T34">(cf. document  « </text:span><text:span text:style-name="T35">Python - les bonnes pratiques.pdf </text:span><text:span text:style-name="T36">»):</text:span><text:span text:style-name="T37">:</text:span></text:p>
      <text:p text:style-name="P38">- des noms de variables choisies avec soin</text:p>
      <text:p text:style-name="P39">- présence de<text:s/>commentaires et docstrings</text:p>
      <text:p text:style-name="P40">- respect des conventions syntaxiques (notamment les espaces)</text:p>
      <text:p text:style-name="P41"/>
      <text:p text:style-name="P42"><text:span text:style-name="T43">Vous rédigerez de plus un<text:s/></text:span><text:span text:style-name="T44">compte rendu</text:span><text:span text:style-name="T45"><text:s/>qui comporte<text:s/></text:span><text:span text:style-name="T46">deux parties</text:span><text:span text:style-name="T47"> : une partie individuelle et une partie collective.<text:s/></text:span><text:span text:style-name="T48"><text:line-break/></text:span><text:span text:style-name="T49">Dans ce compte rendu, vous préciserez la réparti</text:span><text:span text:style-name="T50">tion des tâches dans votre équipe, quelles ont été vos difficultés et ce que vous avez retenu.</text:span></text:p>
      <text:p text:style-name="P51"/>
      <text:p text:style-name="P52"/>
      <text:list text:style-name="WWNum2">
        <text:list-item text:start-value="1">
          <text:p text:style-name="P53">Partie individuelle</text:p>
        </text:list-item>
      </text:list>
      <text:p text:style-name="P54"/>
      <text:p text:style-name="P55">Chaque membre du groupe  rédige un compte rendu individuel en mentionnant :</text:p>
      <text:p text:style-name="P56">- son nom<text:line-break/>- le nom des fonctions / fonctionnalités sur lesquelles il a travaillé</text:p>
      <text:p text:style-name="P57">- ce qu’il a découvert / compris / apprécié au cours de ce projet</text:p>
      <text:p text:style-name="P58">- les difficultés rencontrées, les solutions envisagées, la solution retenue et pourquoi. Vous pouvez ajouter des parties de votre code pour illustrer votre propos.</text:p>
      <text:p text:style-name="P59"/>
      <text:p text:style-name="P60"/>
      <text:p text:style-name="P61"/>
      <text:list text:style-name="WWNum2" text:continue-numbering="true">
        <text:list-item>
          <text:p text:style-name="P62"><text:span text:style-name="T63">P</text:span><text:span text:style-name="T64">ar</text:span><text:span text:style-name="T65">tie collective </text:span></text:p>
        </text:list-item>
      </text:list>
      <text:p text:style-name="P66"/>
      <text:p text:style-name="P67">Cette partie fait office de conclusion. Après concertation entre les membres du groupe, vous argumenterez vos réponses, et répondrez aux questions :</text:p>
      <text:p text:style-name="P68"/>
      <text:p text:style-name="P69">- Comment vous êtes-vous organisés ? Comment les taches ont été reparties ? Ce processus<text:s/>vous convient-il ?</text:p>
      <text:p text:style-name="P70">- Que vous a apporté le projet ? <text:s/>Qu’avez-vous appris ? Qu’avez-vous apprécié ?</text:p>
      <text:p text:style-name="P71">- Le travail de groupe a-t-il été source de difficultés ? Sur quels plans ?</text:p>
      <text:p text:style-name="P72">- Le travail de groupe vous a-t-il permis de surmonter des difficultés  ?<text:s/>lesquelles ?</text:p>
      <text:p text:style-name="P73"/>
      <text:p text:style-name="P74">Vous ajouterez dans cette partie</text:p>
      <text:p text:style-name="P75">- Les éventuels retours sur des notions que nous devons revoir en cours, car mal comprises, ou au contraire les notions que vous avez sues réinvestir car vous les maitrisiez</text:p>
      <text:p text:style-name="P76">- Tout autre élément que vous voudriez porter à notre connaissance…</text:p>
      <text:p text:style-name="P77"/>
      <text:soft-page-break/>
      <text:p text:style-name="P78"><text:span text:style-name="T79">1) COMPTEs RENDUs InDIVIDUELS</text:span><text:span text:style-name="T80"><text:s/>:</text:span></text:p>
      <text:p text:style-name="P81">Elève 1 : Berenger Ambroise</text:p>
      <text:p text:style-name="P82">/*** Ajoutez ci-dessous les commentaires individuels de l’élève 1</text:p>
      <text:p text:style-name="P83">Lors de ce projet j’étais en charge de<text:s/></text:p>
      <text:list text:style-name="LFO11" text:continue-numbering="true">
        <text:list-item>
          <text:p text:style-name="P84">Trait.py</text:p>
        </text:list-item>
        <text:list-item>
          <text:p text:style-name="P85">Rectangle.py</text:p>
        </text:list-item>
        <text:list-item>
          <text:p text:style-name="P86">fenetreBalcon.py</text:p>
        </text:list-item>
        <text:list-item>
          <text:p text:style-name="P87">facade.py</text:p>
        </text:list-item>
        <text:list-item>
          <text:p text:style-name="P88">toit1.py</text:p>
        </text:list-item>
        <text:list-item>
          <text:p text:style-name="P89">couleurAleatoire.py</text:p>
        </text:list-item>
        <text:list-item>
          <text:p text:style-name="P90">immeuble.py</text:p>
        </text:list-item>
        <text:list-item>
          <text:p text:style-name="P91">lampadaire.py</text:p>
        </text:list-item>
        <text:list-item>
          <text:p text:style-name="P92">soleil.py</text:p>
        </text:list-item>
      </text:list>
      <text:p text:style-name="P93"/>
      <text:p text:style-name="P94">J’ai fait le choix de de travailler sur ces fonctions car elles me paraissaient faisable mais en même temps avec un peu de challenge</text:p>
      <text:p text:style-name="P95"/>
      <text:p text:style-name="P96">J’ai découvert / compris que Tkinter et Turtle<text:s/>était des modules vaste <text:s/>et non seulement des modules « bac à sables » comme je le pensais</text:p>
      <text:p text:style-name="P97"/>
      <text:p text:style-name="P98">J’ai eu des problèmes au niveau de lampadaire, calculer la position des lampes en fonction des immeubles et de la taille de la fenêtre était assez<text:s/>compliqué, pareil pour immeuble et fenêtre balcon et plus généralement toutes les fonctions qui se passer de manière autonome.</text:p>
      <text:p text:style-name="P99"><text:line-break/></text:p>
      <text:p text:style-name="P100">J’ai bien aimé ce projet, ça changé des exercices un peu répétitif et j’ai bien aimé aussi travailler en groupe et découvrir de<text:s/>nouveaux modules.</text:p>
      <text:p text:style-name="P101"/>
      <text:p text:style-name="P102"/>
      <text:p text:style-name="Standard"><text:span text:style-name="T103">Elève 2 : Florent Charrier Duval</text:span></text:p>
      <text:p text:style-name="P104"/>
      <text:p text:style-name="P105"><text:span text:style-name="T106">/*** Ajoutez ci-dessous les commentaires individuels de l’élève 2</text:span></text:p>
      <text:p text:style-name="P107">Lors de ce projet j’étais en charge de<text:s/></text:p>
      <text:list text:style-name="LFO11" text:continue-numbering="true">
        <text:list-item>
          <text:p text:style-name="P108">sol.py</text:p>
        </text:list-item>
        <text:list-item>
          <text:p text:style-name="P109">porte.py</text:p>
        </text:list-item>
        <text:list-item>
          <text:p text:style-name="P110">fenetre.py</text:p>
        </text:list-item>
        <text:list-item>
          <text:p text:style-name="P111">fenetreBalcon.py</text:p>
        </text:list-item>
        <text:list-item>
          <text:p text:style-name="P112">toit2.py</text:p>
        </text:list-item>
        <text:list-item>
          <text:p text:style-name="P113">rdc.py</text:p>
        </text:list-item>
        <text:list-item>
          <text:p text:style-name="P114">etage.py</text:p>
        </text:list-item>
        <text:list-item>
          <text:p text:style-name="P115">toit.py</text:p>
        </text:list-item>
        <text:list-item>
          <text:p text:style-name="P116">rue.py</text:p>
        </text:list-item>
        <text:list-item>
          <text:p text:style-name="P117">param.py</text:p>
        </text:list-item>
        <text:list-item>
          <text:p text:style-name="P118">start.py</text:p>
        </text:list-item>
      </text:list>
      <text:p text:style-name="P119"/>
      <text:soft-page-break/>
      <text:p text:style-name="P120">J’ai fait le choix de travailler avec Ambroise car il me comprend et connait les outils avec lesquelles nous avons travailler.<text:s/></text:p>
      <text:p text:style-name="P121"/>
      <text:p text:style-name="P122">J’ai découvert / compris plus de choses sur les modules Tkinter et Turtle que je ne pensais pas si vaste.</text:p>
      <text:p text:style-name="P123"/>
      <text:p text:style-name="P124">J’ai eu des problèmes au niveau de la fermeture des différentes fenêtres étant donné que l’une était gérer par Tkinter et l’autre par Turtle. A part ça je m’en suis bien sorti</text:p>
      <text:p text:style-name="P125"><text:line-break/></text:p>
      <text:p text:style-name="P126"><text:span text:style-name="T127">J’ai bien aimé me fixer des objectifs challengeant tout au long de ce<text:s/></text:span><text:span text:style-name="T128">projet.</text:span></text:p>
      <text:p text:style-name="P129"/>
      <text:p text:style-name="Subtitle"><text:span text:style-name="T130">2) COMPTE RENDU cOLLECTIf<text:s/></text:span><text:span text:style-name="T131">:</text:span></text:p>
      <text:p text:style-name="P132"><text:span text:style-name="T133">/***<text:s/></text:span><text:span text:style-name="T134">Ajoutez ci-dessous vos commentaires collectifs</text:span></text:p>
      <text:p text:style-name="P135">Lors de ce projet, nous avons pus découvrir en profondeur l’organisation de groupe grâce à des outils comme github. Nous avons aussi pus nous entraidé dans la création<text:s/>de fonctions complexes comme « start.py ». Les fonctions étant simple à faire ont été répartie entre chaque membres.</text:p>
      <text:p text:style-name="P136">Nous sortons de ce projet moins bête, on connait maintenant les modules Tkinter et Turtle mais au-delà du code, le travail d’équipe est devenu moins difficile.</text:p>
      <text:p text:style-name="P137">AU début, le travail de groupe était un peu compliqué puis au bout d’une heure tout était parfait, on s’était accordé et répartit le travail comme il fallait.</text:p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Liberation Serif" svg:font-family="Liberation Serif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border="0.0416in solid #4472C4" fo:padding="0in" style:shadow="none" fo:margin-bottom="0.1666in" fo:background-color="#4472C4"/>
      <style:text-properties fo:font-weight="bold" style:font-weight-asian="bold" style:font-weight-complex="bold" fo:text-transform="uppercase" fo:color="#FFFFFF" fo:letter-spacing="0.0104in" fo:font-size="12pt" style:font-size-asian="12pt" style:font-size-complex="12pt" fo:hyphenate="false"/>
    </style:style>
    <style:style style:name="Heading2" style:display-name="Heading 2" style:family="paragraph" style:parent-style-name="Standard" style:next-style-name="Standard" style:default-outline-level="2">
      <style:paragraph-properties fo:border="0.0416in solid #D9E2F3" fo:padding="0in" style:shadow="none" fo:background-color="#D9E2F3"/>
      <style:text-properties fo:font-weight="bold" style:font-weight-asian="bold" style:font-weight-complex="bold" fo:letter-spacing="0.0104in" fo:hyphenate="false"/>
    </style:style>
    <style:style style:name="Heading3" style:display-name="Heading 3" style:family="paragraph" style:parent-style-name="Standard" style:next-style-name="Standard" style:default-outline-level="3">
      <style:paragraph-properties fo:border-top="0.0104in solid #4472C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3763" fo:letter-spacing="0.0104in" fo:hyphenate="false"/>
    </style:style>
    <style:style style:name="Heading4" style:display-name="Heading 4" style:family="paragraph" style:parent-style-name="Standard" style:next-style-name="Standard" style:default-outline-level="4">
      <style:paragraph-properties fo:border-top="0.0104in dotted #4472C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F5496" fo:letter-spacing="0.0069in" fo:hyphenate="false"/>
    </style:style>
    <style:style style:name="Heading5" style:display-name="Heading 5" style:family="paragraph" style:parent-style-name="Standard" style:next-style-name="Standard" style:default-outline-level="5">
      <style:paragraph-properties fo:border-top="none" fo:border-left="none" fo:border-bottom="0.0104in soli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Heading6" style:display-name="Heading 6" style:family="paragraph" style:parent-style-name="Standard" style:next-style-name="Standard" style:default-outline-level="6">
      <style:paragraph-properties fo:border-top="none" fo:border-left="none" fo:border-bottom="0.0104in dotte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388in" fo:margin-bottom="0in"/>
      <style:text-properties fo:text-transform="uppercase" fo:color="#2F5496" fo:letter-spacing="0.0069in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0833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 fo:margin-bottom="0in" fo:line-height="100%" fo:margin-left="0.7347in" fo:text-indent="-0.0826in">
        <style:tab-stops/>
      </style:paragraph-properties>
      <style:text-properties style:font-name-asian="Calibri" style:font-name-complex="Calibri" fo:font-size="11pt" style:font-size-asian="11pt" style:font-size-complex="11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 style:next-style-name="Standard">
      <style:text-properties fo:font-weight="bold" style:font-weight-asian="bold" style:font-weight-complex="bold" fo:color="#2F5496" fo:font-size="8pt" style:font-size-asian="8pt" style:font-size-complex="8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itre" style:display-name="Titre" style:family="paragraph" style:parent-style-name="Standard" style:next-style-name="Textbody">
      <style:paragraph-properties fo:keep-with-next="always" fo:margin-top="0.1666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itle" style:display-name="Title" style:family="paragraph" style:parent-style-name="Standard" style:next-style-name="Textbody">
      <style:paragraph-properties fo:margin-bottom="0in"/>
      <style:text-properties style:font-name="Calibri Light" fo:text-transform="uppercase" fo:color="#4472C4" fo:letter-spacing="0.0069in"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Quote" style:display-name="Quote" style:family="paragraph" style:parent-style-name="Standard" style:next-style-name="Standard">
      <style:text-properties fo:font-style="italic" style:font-style-asian="italic" style:font-style-complex="italic" fo:font-size="12pt" style:font-size-asian="12pt" style:font-size-complex="12pt" fo:hyphenate="false"/>
    </style:style>
    <style:style style:name="IntenseQuote" style:display-name="Intense Quote" style:family="paragraph" style:parent-style-name="Standard" style:next-style-name="Standard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472C4" fo:font-size="12pt" style:font-size-asian="12pt" style:font-size-complex="12pt"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margin-left="0.2993in" fo:text-indent="-0.2993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En-têteetpieddepage" style:display-name="En-tête et pied de page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dePar" style:display-name="CodePar" style:family="paragraph" style:parent-style-name="Standard">
      <style:paragraph-properties fo:border="0.0104in solid #BE9A9A" fo:padding-top="0.0416in" fo:padding-left="0.1111in" fo:padding-bottom="0.0416in" fo:padding-right="0.1111in" style:shadow="none" fo:margin-bottom="0in" fo:line-height="100%" fo:margin-left="0.3937in" fo:margin-right="0.5743in" fo:background-color="#F2F2F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553333" fo:background-color="#F2F2F2" style:language-asian="fr" style:country-asian="FR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HTMLPreformatted" style:display-name="HTML Preformatted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anguage-asian="fr" style:country-asian="FR" fo:hyphenate="false"/>
    </style:style>
    <style:style style:name="CommentText" style:display-name="Comment Text" style:family="paragraph" style:parent-style-name="Standard">
      <style:paragraph-properties fo:line-height="100%"/>
      <style:text-properties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hyphenate="false"/>
    </style:style>
    <style:style style:name="Contenudetableau" style:display-name="Contenu de tableau" style:family="paragraph" style:parent-style-name="Standard">
      <style:paragraph-properties fo:widows="0" fo:orphans="0" text:number-lines="false"/>
      <style:text-properties fo:hyphenate="false"/>
    </style:style>
    <style:style style:name="Titredetableau" style:display-name="Titre de tableau" style:family="paragraph" style:parent-style-name="Contenudetableau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DefaultParagraphFont">
      <style:text-properties fo:text-transform="uppercase" fo:color="#FFFFFF" fo:letter-spacing="0.0104in" fo:font-size="12pt" style:font-size-asian="12pt" style:font-size-complex="12pt" fo:background-color="#4472C4"/>
    </style:style>
    <style:style style:name="Titre2Car" style:display-name="Titre 2 Car" style:family="text" style:parent-style-name="DefaultParagraphFont">
      <style:text-properties fo:letter-spacing="0.0104in" fo:background-color="#D9E2F3"/>
    </style:style>
    <style:style style:name="Titre3Car" style:display-name="Titre 3 Car" style:family="text" style:parent-style-name="DefaultParagraphFont">
      <style:text-properties fo:text-transform="uppercase" fo:color="#1F3763" fo:letter-spacing="0.0104in"/>
    </style:style>
    <style:style style:name="Titre4Car" style:display-name="Titre 4 Car" style:family="text" style:parent-style-name="DefaultParagraphFont">
      <style:text-properties fo:text-transform="uppercase" fo:color="#2F5496" fo:letter-spacing="0.0069in"/>
    </style:style>
    <style:style style:name="Titre5Car" style:display-name="Titre 5 Car" style:family="text" style:parent-style-name="DefaultParagraphFont">
      <style:text-properties fo:text-transform="uppercase" fo:color="#2F5496" fo:letter-spacing="0.0069in"/>
    </style:style>
    <style:style style:name="Titre6Car" style:display-name="Titre 6 Car" style:family="text" style:parent-style-name="DefaultParagraphFont">
      <style:text-properties fo:text-transform="uppercase" fo:color="#2F5496" fo:letter-spacing="0.0069in"/>
    </style:style>
    <style:style style:name="Titre7Car" style:display-name="Titre 7 Car" style:family="text" style:parent-style-name="DefaultParagraphFont">
      <style:text-properties fo:text-transform="uppercase" fo:color="#2F5496" fo:letter-spacing="0.0069in"/>
    </style:style>
    <style:style style:name="Titre8Car" style:display-name="Titre 8 Car" style:family="text" style:parent-style-name="DefaultParagraphFont">
      <style:text-properties fo:text-transform="uppercase" fo:letter-spacing="0.0069in" fo:font-size="9pt" style:font-size-asian="9pt" style:font-size-complex="9pt"/>
    </style:style>
    <style:style style:name="Titre9Car" style:display-name="Titre 9 Car" style:family="text" style:parent-style-name="DefaultParagraphFon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TitreCar" style:display-name="Titre Car" style:family="text" style:parent-style-name="DefaultParagraphFont">
      <style:text-properties style:font-name="Calibri Light" style:font-name-asian="DejaVu Sans" style:font-name-complex="DejaVu Sans" fo:text-transform="uppercase" fo:color="#4472C4" fo:letter-spacing="0.0069in" fo:font-size="26pt" style:font-size-asian="26pt" style:font-size-complex="26pt"/>
    </style:style>
    <style:style style:name="Sous-titreCar" style:display-name="Sous-titre Car" style:family="text" style:parent-style-name="DefaultParagraphFont">
      <style:text-properties fo:text-transform="uppercase" fo:color="#595959" fo:letter-spacing="0.0069in" fo:font-size="10.5pt" style:font-size-asian="10.5pt" style:font-size-complex="10.5pt"/>
    </style:style>
    <style:style style:name="Strong" style:display-name="Strong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text-transform="uppercase" fo:color="#1F3763" fo:letter-spacing="0.0034in"/>
    </style:style>
    <style:style style:name="CitationCar" style:display-name="Citation C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CitationintenseCar" style:display-name="Citation intense Car" style:family="text" style:parent-style-name="DefaultParagraphFont">
      <style:text-properties fo:color="#4472C4" fo:font-size="12pt" style:font-size-asian="12pt" style:font-size-complex="12pt"/>
    </style:style>
    <style:style style:name="SubtleEmphasis" style:display-name="Subtle Emphasis" style:family="text">
      <style:text-properties fo:font-style="italic" style:font-style-asian="italic" style:font-style-complex="italic" fo:color="#1F3763"/>
    </style:style>
    <style:style style:name="IntenseEmphasis" style:display-name="Intense Emphasis" style:family="text">
      <style:text-properties fo:font-weight="bold" style:font-weight-asian="bold" style:font-weight-complex="bold" fo:text-transform="uppercase" fo:color="#1F3763" fo:letter-spacing="0.0069in"/>
    </style:style>
    <style:style style:name="SubtleReference" style:display-name="Subtle Reference" style:family="text">
      <style:text-properties fo:font-weight="bold" style:font-weight-asian="bold" style:font-weight-complex="bold" fo:color="#4472C4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text-transform="uppercase" fo:color="#4472C4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extedebullesCar" style:display-name="Texte de bulles C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En-têteCar" style:display-name="En-tête Car" style:family="text" style:parent-style-name="DefaultParagraphFont"/>
    <style:style style:name="PieddepageCar" style:display-name="Pied de page Car" style:family="text" style:parent-style-name="DefaultParagraphFont"/>
    <style:style style:name="LienInternet" style:display-name="Lien Internet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deCar" style:display-name="CodeCar" style:family="text" style:parent-style-name="DefaultParagraphFont">
      <style:text-properties style:font-name="Consolas" style:font-name-asian="Consolas" style:font-name-complex="Consolas" fo:color="#538135"/>
    </style:style>
    <style:style style:name="CodeCarEncadre" style:display-name="CodeCarEncadre" style:family="text" style:parent-style-name="CodeParCar">
      <style:text-properties style:font-name="Consolas" style:font-name-asian="Times New Roman" style:font-name-complex="Courier New" fo:color="#553333" fo:background-color="#F3E7E7" style:language-asian="fr" style:country-asian="FR"/>
    </style:style>
    <style:style style:name="CodeParCar" style:display-name="CodePar Car" style:family="text" style:parent-style-name="DefaultParagraphFont">
      <style:text-properties style:font-name="Consolas" style:font-name-asian="Times New Roman" style:font-name-complex="Courier New" fo:color="#553333" fo:background-color="#F2F2F2" style:language-asian="fr" style:country-asian="FR"/>
    </style:style>
    <style:style style:name="LienInternetvisité" style:display-name="Lien Internet visité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laceholderText" style:display-name="Placeholder Text" style:family="text" style:parent-style-name="DefaultParagraphFont">
      <style:text-properties fo:color="#808080"/>
    </style:style>
    <style:style style:name="PréformatéHTMLCar" style:display-name="Préformaté HTML Car" style:family="text" style:parent-style-name="DefaultParagraphFont">
      <style:text-properties style:font-name="Courier New" style:font-name-asian="Times New Roman" style:font-name-complex="Courier New" style:language-asian="fr" style:country-asian="FR"/>
    </style:style>
    <style:style style:name="versionProfesseur" style:display-name="versionProfesseur" style:family="text" style:parent-style-name="DefaultParagraphFont">
      <style:text-properties fo:font-weight="bold" style:font-weight-asian="bold" style:font-weight-complex="bold" fo:color="#FF0000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aireCar" style:display-name="Commentaire Car" style:family="text" style:parent-style-name="DefaultParagraphFont"/>
    <style:style style:name="ObjetducommentaireCar" style:display-name="Objet du commentaire Car" style:family="text" style:parent-style-name="CommentaireCar">
      <style:text-properties fo:font-weight="bold" style:font-weight-asian="bold" style:font-weight-complex="bold"/>
    </style:style>
    <style:style style:name="NotedefinCar" style:display-name="Note de fin Car" style:family="text" style:parent-style-name="DefaultParagraphFont"/>
    <style:style style:name="Ancredenotedefin" style:display-name="Ancre de note de fin" style:family="text">
      <style:text-properties style:text-position="super 65%"/>
    </style:style>
    <style:style style:name="EndnoteSymbol" style:display-name="Endnote Symbol" style:family="text" style:parent-style-name="DefaultParagraphFont">
      <style:text-properties style:text-position="super 65%"/>
    </style:style>
    <style:style style:name="NotedebasdepageCar" style:display-name="Note de bas de page Car" style:family="text" style:parent-style-name="DefaultParagraphFont"/>
    <style:style style:name="Ancredenotedebasdepage" style:display-name="Ancre de note de bas de page" style:family="text">
      <style:text-properties style:text-position="super 65%"/>
    </style:style>
    <style:style style:name="FootnoteSymbol" style:display-name="Footnote Symbol" style:family="text" style:parent-style-name="DefaultParagraphFont">
      <style:text-properties style:text-position="super 65%"/>
    </style:style>
    <style:style style:name="Mentionnonrésolue1" style:display-name="Mention non résolue1" style:family="text" style:parent-style-name="DefaultParagraphFont">
      <style:text-properties fo:color="#605E5C" fo:background-color="#E1DFDD"/>
    </style:style>
    <style:style style:name="HTMLTypewriter" style:display-name="HTML Typewrite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ken" style:display-name="token" style:family="text" style:parent-style-name="DefaultParagraphFont"/>
    <style:style style:name="CorpsdetexteCar" style:display-name="Corps de texte Car" style:family="text" style:parent-style-name="DefaultParagraphFont">
      <style:text-properties style:font-name="Calibri" style:font-name-asian="Calibri" style:font-name-complex="Calibri" fo:font-size="11pt" style:font-size-asian="11pt" style:font-size-complex="11pt"/>
    </style:style>
    <style:style style:name="Puces" style:display-name="Puces" style:family="text">
      <style:text-properties style:font-name="OpenSymbol" style:font-name-asian="OpenSymbol" style:font-name-complex="OpenSymbol"/>
    </style:style>
    <style:style style:name="Caractèresdenumérotation" style:display-name="Caractères de numérotation" style:family="text"/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olicepardéfaut" style:display-name="Police par défau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</text:list-level-style-number>
      <text:list-level-style-number text:level="2" style:num-format="1" text:display-levels="2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</text:list-level-style-number>
      <text:list-level-style-number text:level="3" style:num-format="1" text:display-levels="3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</text:list-level-style-number>
      <text:list-level-style-number text:level="4" style:num-format="1" text:display-levels="4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</text:list-level-style-number>
      <text:list-level-style-number text:level="5" style:num-format="1" text:display-levels="5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</text:list-level-style-number>
      <text:list-level-style-number text:level="6" style:num-format="1" text:display-levels="6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</text:list-level-style-number>
      <text:list-level-style-number text:level="7" style:num-format="1" text:display-levels="7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</text:list-level-style-number>
      <text:list-level-style-number text:level="8" style:num-format="1" text:display-levels="8">
        <style:list-level-properties text:space-before="2.652in" text:min-label-width="0.25in" text:list-level-position-and-space-mode="label-alignment">
          <style:list-level-label-alignment text:label-followed-by="listtab" fo:margin-left="2.902in" fo:text-indent="-0.25in"/>
        </style:list-level-properties>
      </text:list-level-style-number>
      <text:list-level-style-number text:level="9" style:num-format="1" text:display-levels="9">
        <style:list-level-properties text:space-before="2.902in" text:min-label-width="0.25in" text:list-level-position-and-space-mode="label-alignment">
          <style:list-level-label-alignment text:label-followed-by="listtab" fo:margin-left="3.152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OpenSymbol" style:font-name-complex="OpenSymbol"/>
    </style:style>
    <style:style style:name="WW_CharLFO6LVL3" style:family="text">
      <style:text-properties style:font-name="OpenSymbol" style:font-name-complex="Open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OpenSymbol" style:font-name-complex="OpenSymbol"/>
    </style:style>
    <style:style style:name="WW_CharLFO6LVL6" style:family="text">
      <style:text-properties style:font-name="OpenSymbol" style:font-name-complex="Open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OpenSymbol" style:font-name-complex="OpenSymbol"/>
    </style:style>
    <style:style style:name="WW_CharLFO6LVL9" style:family="text">
      <style:text-properties style:font-name="OpenSymbol" style:font-name-complex="OpenSymbol"/>
    </style:style>
    <text:list-style style:name="WWNum3" style:display-name="WWNum3">
      <text:list-level-style-bullet text:level="1" text:style-name="WW_CharLFO6LVL1" text:bullet-char="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.652in" text:min-label-width="0.25in" text:list-level-position-and-space-mode="label-alignment">
          <style:list-level-label-alignment text:label-followed-by="listtab" fo:margin-left="2.902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902in" text:min-label-width="0.25in" text:list-level-position-and-space-mode="label-alignment">
          <style:list-level-label-alignment text:label-followed-by="listtab" fo:margin-left="3.152in" fo:text-indent="-0.2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OpenSymbol" style:font-name-complex="OpenSymbol"/>
    </style:style>
    <style:style style:name="WW_CharLFO7LVL3" style:family="text">
      <style:text-properties style:font-name="OpenSymbol" style:font-name-complex="OpenSymbol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OpenSymbol" style:font-name-complex="OpenSymbol"/>
    </style:style>
    <style:style style:name="WW_CharLFO7LVL6" style:family="text">
      <style:text-properties style:font-name="OpenSymbol" style:font-name-complex="OpenSymbol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OpenSymbol" style:font-name-complex="OpenSymbol"/>
    </style:style>
    <style:style style:name="WW_CharLFO7LVL9" style:family="text">
      <style:text-properties style:font-name="OpenSymbol" style:font-name-complex="OpenSymbol"/>
    </style:style>
    <text:list-style style:name="WWNum4" style:display-name="WWNum4">
      <text:list-level-style-bullet text:level="1" text:style-name="WW_CharLFO7LVL1" text:bullet-char="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4" text:style-name="WW_CharLFO7LVL4" text:bullet-char="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Symbol"/>
      </text:list-level-style-bullet>
      <text:list-level-style-bullet text:level="5" text:style-name="WW_CharLFO7LVL5" text:bullet-char="◦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7" text:style-name="WW_CharLFO7LVL7" text:bullet-char="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Symbol"/>
      </text:list-level-style-bullet>
      <text:list-level-style-bullet text:level="8" text:style-name="WW_CharLFO7LVL8" text:bullet-char="◦">
        <style:list-level-properties text:space-before="2.652in" text:min-label-width="0.25in" text:list-level-position-and-space-mode="label-alignment">
          <style:list-level-label-alignment text:label-followed-by="listtab" fo:margin-left="2.902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902in" text:min-label-width="0.25in" text:list-level-position-and-space-mode="label-alignment">
          <style:list-level-label-alignment text:label-followed-by="listtab" fo:margin-left="3.152in" fo:text-indent="-0.25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Symbol" style:font-name-complex="Symbol"/>
    </style:style>
    <text:list-style style:name="WWNum5" style:display-name="WWNum5">
      <text:list-level-style-bullet text:level="1" text:style-name="WW_CharLFO8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</text:list-level-style-number>
      <text:list-level-style-number text:level="3" style:num-format="1" text:display-levels="3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</text:list-level-style-number>
      <text:list-level-style-number text:level="4" style:num-format="1" text:display-levels="4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5" style:num-format="1" text:display-levels="5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6" style:num-format="1" text:display-levels="6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7" style:num-format="1" text:display-levels="7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8" style:num-format="1" text:display-levels="8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</text:list-level-style-number>
      <text:list-level-style-number text:level="9" style:num-format="1" text:display-levels="9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Num6" style:display-name="WWNum6">
      <text:list-level-style-bullet text:level="1" text:style-name="WW_CharLFO9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format="1" text:display-levels="3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4" style:num-format="1" text:display-levels="4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5" style:num-format="1" text:display-levels="5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6" style:num-format="1" text:display-levels="6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7" style:num-format="1" text:display-levels="7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8" style:num-format="1" text:display-levels="8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9" style:num-format="1" text:display-levels="9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1LVL1" style:family="text">
      <style:text-properties style:font-name="Liberation Serif" style:font-name-asian="DejaVu Sans" style:font-name-complex="DejaVu San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manuel Durand</meta:initial-creator>
    <dc:creator>Ambroise Berenger</dc:creator>
    <meta:creation-date>2023-01-10T10:44:00Z</meta:creation-date>
    <dc:date>2023-01-10T10:44:00Z</dc:date>
    <meta:template xlink:href="Normal.dotm" xlink:type="simple"/>
    <meta:editing-cycles>2</meta:editing-cycles>
    <meta:editing-duration>PT6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8" meta:word-count="672" meta:character-count="4366" meta:row-count="30" meta:non-whitespace-character-count="3702"/>
  </office:meta>
</office:document-meta>
</file>